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3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3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4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4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4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5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5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5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6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6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list-style-name="LFO6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7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7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7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8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8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8" style:family="paragraph"/>
    <style:style style:name="T6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With the given survey dataset, there are various machine learning models you can create depending on your goals. Here are some ideas categorized by the type of machine learning task:</text:p>
      <text:p text:style-name="P2">1. Classification Models</text:p>
      <text:p text:style-name="Normal"><text:span text:style-name="T3">A. Predicting Preferences or Habits</text:span></text:p>
      <text:list text:style-name="LFO1" text:continue-numbering="true">
        <text:list-item>
          <text:p text:style-name="P4"><text:span text:style-name="T5">Model:</text:span><text:s/>Logistic Regression, Decision Tree, Random Forest, SVM, etc.</text:p>
        </text:list-item>
        <text:list-item>
          <text:p text:style-name="P6"><text:span text:style-name="T7">Goal:</text:span><text:s/>Predict a respondent's favorite coffee drink based on their demographics and coffee drinking habits.</text:p>
        </text:list-item>
        <text:list-item>
          <text:p text:style-name="P8"><text:span text:style-name="T9">Target Variable:</text:span><text:s/>'What is your favorite coffee drink?' or 'Between Coffee A, Coffee B, and Coffee C which did you prefer?'</text:p>
        </text:list-item>
      </text:list>
      <text:p text:style-name="Normal"><text:span text:style-name="T10">B. Predicting Additive Preferences</text:span></text:p>
      <text:list text:style-name="LFO2" text:continue-numbering="true">
        <text:list-item>
          <text:p text:style-name="P11"><text:span text:style-name="T12">Model:</text:span><text:s/>Logistic Regression, Naive Bayes, K-Nearest Neighbors, etc.</text:p>
        </text:list-item>
        <text:list-item>
          <text:p text:style-name="P13"><text:span text:style-name="T14">Goal:</text:span><text:s/>Predict whether a respondent adds milk or sweetener to their coffee.</text:p>
        </text:list-item>
        <text:list-item>
          <text:p text:style-name="P15"><text:span text:style-name="T16">Target Variable:</text:span><text:s/>'Do you usually add anything to your coffee?'</text:p>
        </text:list-item>
      </text:list>
      <text:p text:style-name="P17">2. Regression Models</text:p>
      <text:p text:style-name="Normal"><text:span text:style-name="T18">A. Predicting Monthly Coffee Expenditure</text:span></text:p>
      <text:list text:style-name="LFO3" text:continue-numbering="true">
        <text:list-item>
          <text:p text:style-name="P19"><text:span text:style-name="T20">Model:</text:span><text:s/>Linear Regression, Ridge Regression, Lasso Regression, etc.</text:p>
        </text:list-item>
        <text:list-item>
          <text:p text:style-name="P21"><text:span text:style-name="T22">Goal:</text:span><text:s/>Predict how much money a respondent spends on coffee in a month.</text:p>
        </text:list-item>
        <text:list-item>
          <text:p text:style-name="P23"><text:span text:style-name="T24">Target Variable:</text:span><text:s/>'In total, how much money do you typically spend on coffee in a month?'</text:p>
        </text:list-item>
      </text:list>
      <text:p text:style-name="Normal"><text:span text:style-name="T25">B. Predicting Coffee Equipment Expenditure</text:span></text:p>
      <text:list text:style-name="LFO4" text:continue-numbering="true">
        <text:list-item>
          <text:p text:style-name="P26"><text:span text:style-name="T27">Model:</text:span><text:s/>Linear Regression, Polynomial Regression, etc.</text:p>
        </text:list-item>
        <text:list-item>
          <text:p text:style-name="P28"><text:span text:style-name="T29">Goal:</text:span><text:s/>Predict how much a respondent has spent on coffee equipment in the past 5 years.</text:p>
        </text:list-item>
        <text:list-item>
          <text:p text:style-name="P30"><text:span text:style-name="T31">Target Variable:</text:span><text:s/>'Approximately how much have you spent on coffee equipment in the past 5 years?'</text:p>
        </text:list-item>
      </text:list>
      <text:p text:style-name="P32">3. Clustering Models</text:p>
      <text:p text:style-name="Normal"><text:span text:style-name="T33">A. Segmenting Customers</text:span></text:p>
      <text:list text:style-name="LFO5" text:continue-numbering="true">
        <text:list-item>
          <text:p text:style-name="P34"><text:span text:style-name="T35">Model:</text:span><text:s/>K-Means, DBSCAN, Hierarchical Clustering, etc.</text:p>
        </text:list-item>
        <text:list-item>
          <text:p text:style-name="P36"><text:span text:style-name="T37">Goal:</text:span><text:s/>Identify distinct groups of coffee drinkers based on their coffee preferences, habits, and demographics.</text:p>
        </text:list-item>
        <text:list-item>
          <text:p text:style-name="P38"><text:span text:style-name="T39">Features:</text:span><text:s/>'How many cups of coffee do you typically drink per day?', 'Where do you typically drink coffee?', 'How do you brew coffee at home?', etc.</text:p>
        </text:list-item>
      </text:list>
      <text:p text:style-name="Normal"><text:span text:style-name="T40">B. Market Segmentation</text:span></text:p>
      <text:list text:style-name="LFO6" text:continue-numbering="true">
        <text:list-item>
          <text:p text:style-name="P41"><text:span text:style-name="T42">Model:</text:span><text:s/>K-Means, Gaussian Mixture Models, etc.</text:p>
        </text:list-item>
        <text:list-item>
          <text:p text:style-name="P43"><text:span text:style-name="T44">Goal:</text:span><text:s/>Group respondents by their coffee purchasing behaviors and preferences.</text:p>
        </text:list-item>
        <text:list-item>
          <text:p text:style-name="P45"><text:span text:style-name="T46">Features:</text:span><text:s/>'On the go, where do you typically purchase coffee?', 'What is your favorite coffee drink?', 'Why do you drink coffee?', etc.</text:p>
        </text:list-item>
      </text:list>
      <text:p text:style-name="P47">4. Association Rule Learning</text:p>
      <text:p text:style-name="Normal"><text:span text:style-name="T48">A. Discovering Coffee Consumption Patterns</text:span></text:p>
      <text:list text:style-name="LFO7" text:continue-numbering="true">
        <text:list-item>
          <text:p text:style-name="P49"><text:span text:style-name="T50">Model:</text:span><text:s/>Apriori, Eclat, FP-Growth, etc.</text:p>
        </text:list-item>
        <text:list-item>
          <text:p text:style-name="P51"><text:span text:style-name="T52">Goal:</text:span><text:s/>Find patterns and associations in coffee consumption habits.</text:p>
        </text:list-item>
        <text:list-item>
          <text:p text:style-name="P53"><text:span text:style-name="T54">Features:</text:span><text:s/>'How do you brew coffee at home?', 'Do you usually add anything to your coffee?', 'What kind of dairy do you add?', etc.</text:p>
        </text:list-item>
      </text:list>
      <text:p text:style-name="P55">5. Recommendation Systems</text:p>
      <text:p text:style-name="Normal"><text:span text:style-name="T56">A. Personalized Coffee Recommendations</text:span></text:p>
      <text:list text:style-name="LFO8" text:continue-numbering="true">
        <text:list-item>
          <text:p text:style-name="P57"><text:span text:style-name="T58">Model:</text:span><text:s/>Collaborative Filtering, Content-Based Filtering, Hybrid Models, etc.</text:p>
        </text:list-item>
        <text:list-item>
          <text:p text:style-name="P59"><text:span text:style-name="T60">Goal:</text:span><text:s/>Recommend coffee types or brewing methods to respondents based on their preferences and habits.</text:p>
        </text:list-item>
        <text:list-item>
          <text:p text:style-name="P61"><text:span text:style-name="T62">Features:</text:span><text:s/>'What is your favorite coffee drink?', 'How do you brew coffee at home?', 'How strong do you like your coffee?', etc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ujan Fanju</meta:initial-creator>
    <dc:creator>Pujan Fanju</dc:creator>
    <meta:creation-date>2024-08-06T20:18:00Z</meta:creation-date>
    <dc:date>2024-08-06T20:20:00Z</dc:date>
    <meta:template xlink:href="Normal" xlink:type="simple"/>
    <meta:editing-cycles>1</meta:editing-cycles>
    <meta:editing-duration>PT120S</meta:editing-duration>
    <meta:document-statistic meta:page-count="2" meta:paragraph-count="5" meta:word-count="399" meta:character-count="2672" meta:row-count="18" meta:non-whitespace-character-count="2278"/>
  </office:meta>
</office:document-meta>
</file>